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70.2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0714285714286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54.7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7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25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1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1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1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1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1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1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1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1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1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1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1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110]-[.C110])*24;24)" office:value-type="float" office:value="2" calcext:value-type="float">
            <text:p/>
          </table:table-cell>
          <table:table-cell table:formula="of:=SUM([.$E$4:.$E110])" office:value-type="float" office:value="261.75" calcext:value-type="float">
            <text:p/>
          </table:table-cell>
          <table:table-cell table:formula="of:=SUMIF([.$B$4:.$B$132];[.B110];[.$E$4:.$E$132])" office:value-type="float" office:value="31" calcext:value-type="float">
            <text:p/>
          </table:table-cell>
          <table:table-cell table:formula="of:=625-[.F110]" office:value-type="float" office:value="363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4.75" calcext:value-type="float">
            <text:p/>
          </table:table-cell>
          <table:table-cell table:formula="of:=SUMIF([.$B$4:.$B$132];[.B111];[.$E$4:.$E$132])" office:value-type="float" office:value="8.5" calcext:value-type="float">
            <text:p/>
          </table:table-cell>
          <table:table-cell table:formula="of:=625-[.F111]" office:value-type="float" office:value="360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69.25" calcext:value-type="float">
            <text:p/>
          </table:table-cell>
          <table:table-cell table:formula="of:=SUMIF([.$B$4:.$B$132];[.B112];[.$E$4:.$E$132])" office:value-type="float" office:value="8.5" calcext:value-type="float">
            <text:p/>
          </table:table-cell>
          <table:table-cell table:formula="of:=625-[.F112]" office:value-type="float" office:value="355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1H45M00S" calcext:value-type="time">
            <text:p>0.90625</text:p>
          </table:table-cell>
          <table:table-cell table:formula="of:=MOD(([.D113]-[.C113])*24;24)" office:value-type="float" office:value="0.999999999999999" calcext:value-type="float">
            <text:p/>
          </table:table-cell>
          <table:table-cell table:formula="of:=SUM([.$E$4:.$E113])" office:value-type="float" office:value="270.25" calcext:value-type="float">
            <text:p/>
          </table:table-cell>
          <table:table-cell table:formula="of:=SUMIF([.$B$4:.$B$132];[.B113];[.$E$4:.$E$132])" office:value-type="float" office:value="8.5" calcext:value-type="float">
            <text:p/>
          </table:table-cell>
          <table:table-cell table:formula="of:=625-[.F113]" office:value-type="float" office:value="354.75" calcext:value-type="float">
            <text:p/>
          </table:table-cell>
          <table:table-cell office:value-type="string" calcext:value-type="string">
            <text:p>schrijven scriptie (keuzes - <text:s/>webservice technologie)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70.25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70.25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70.25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70.25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70.25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70.25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70.2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70.2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70.2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70.2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70.2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70.2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70.2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70.2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70.2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70.2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70.2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70.2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5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70.2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54.75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21:38:34.23229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4T21:39:22.410791926</dc:date>
    <meta:editing-duration>P5DT15H48S</meta:editing-duration>
    <meta:editing-cycles>211</meta:editing-cycles>
    <meta:generator>LibreOffice/4.2.2.1$Linux_X86_64 LibreOffice_project/420m0$Build-1</meta:generator>
    <meta:document-statistic meta:table-count="1" meta:cell-count="1054" meta:object-count="0"/>
  </office:meta>
</office:document-meta>
</file>